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fo:font-size="20pt" style:font-size-asian="20pt" style:font-size-complex="20pt"/>
    </style:style>
    <style:style style:name="P2" style:parent-style-name="Normale" style:family="paragraph">
      <style:paragraph-properties fo:text-align="center"/>
      <style:text-properties fo:font-size="20pt" style:font-size-asian="20pt" style:font-size-complex="20pt"/>
    </style:style>
    <style:style style:name="P3" style:parent-style-name="Normale" style:family="paragraph">
      <style:paragraph-properties fo:text-align="center"/>
      <style:text-properties fo:font-size="12pt" style:font-size-asian="12pt" style:font-size-complex="12pt"/>
    </style:style>
    <style:style style:name="P4" style:parent-style-name="Normale" style:family="paragraph">
      <style:text-properties fo:font-size="16pt" style:font-size-asian="16pt" style:font-size-complex="16pt"/>
    </style:style>
    <style:style style:name="P5" style:parent-style-name="Normale" style:family="paragraph">
      <style:text-properties fo:font-size="12pt" style:font-size-asian="12pt" style:font-size-complex="12pt"/>
    </style:style>
    <style:style style:name="P6" style:parent-style-name="Normale" style:family="paragraph">
      <style:text-properties fo:font-size="12pt" style:font-size-asian="12pt" style:font-size-complex="12pt"/>
    </style:style>
    <style:style style:name="P7" style:parent-style-name="Normale" style:family="paragraph">
      <style:text-properties fo:font-size="12pt" style:font-size-asian="12pt" style:font-size-complex="12pt"/>
    </style:style>
    <style:style style:name="P8" style:parent-style-name="Normale" style:family="paragraph">
      <style:text-properties fo:font-size="12pt" style:font-size-asian="12pt" style:font-size-complex="12pt"/>
    </style:style>
    <style:style style:name="P9" style:parent-style-name="Normale" style:family="paragraph">
      <style:text-properties fo:font-size="12pt" style:font-size-asian="12pt" style:font-size-complex="12pt"/>
    </style:style>
    <style:style style:name="T10" style:parent-style-name="Car.predefinitoparagrafo" style:family="text">
      <style:text-properties fo:font-size="12pt" style:font-size-asian="12pt" style:font-size-complex="12pt"/>
    </style:style>
    <style:style style:name="T11" style:parent-style-name="Car.predefinitoparagrafo" style:family="text">
      <style:text-properties style:font-name="Wingdings" style:font-name-asian="Wingdings" style:font-name-complex="Wingdings" fo:font-size="12pt" style:font-size-asian="12pt" style:font-size-complex="12pt"/>
    </style:style>
    <style:style style:name="T12" style:parent-style-name="Car.predefinitoparagrafo" style:family="text">
      <style:text-properties fo:font-size="12pt" style:font-size-asian="12pt" style:font-size-complex="12pt"/>
    </style:style>
    <style:style style:name="T13" style:parent-style-name="Car.predefinitoparagrafo" style:family="text">
      <style:text-properties fo:font-size="12pt" style:font-size-asian="12pt" style:font-size-complex="12pt"/>
    </style:style>
    <style:style style:name="T14" style:parent-style-name="Car.predefinitoparagrafo" style:family="text">
      <style:text-properties style:font-name="Wingdings" style:font-name-asian="Wingdings" style:font-name-complex="Wingdings" fo:font-size="12pt" style:font-size-asian="12pt" style:font-size-complex="12pt"/>
    </style:style>
    <style:style style:name="T15" style:parent-style-name="Car.predefinitoparagrafo" style:family="text">
      <style:text-properties fo:font-size="12pt" style:font-size-asian="12pt" style:font-size-complex="12pt"/>
    </style:style>
    <style:style style:name="T16" style:parent-style-name="Car.predefinitoparagrafo" style:family="text">
      <style:text-properties fo:font-size="12pt" style:font-size-asian="12pt" style:font-size-complex="12pt"/>
    </style:style>
    <style:style style:name="T17" style:parent-style-name="Car.predefinitoparagrafo" style:family="text">
      <style:text-properties style:font-name="Wingdings" style:font-name-asian="Wingdings" style:font-name-complex="Wingdings" fo:font-size="12pt" style:font-size-asian="12pt" style:font-size-complex="12pt"/>
    </style:style>
    <style:style style:name="T18" style:parent-style-name="Car.predefinitoparagrafo" style:family="text">
      <style:text-properties fo:font-size="12pt" style:font-size-asian="12pt" style:font-size-complex="12pt"/>
    </style:style>
    <style:style style:name="P19" style:parent-style-name="Normale" style:family="paragraph">
      <style:text-properties fo:font-size="12pt" style:font-size-asian="12pt" style:font-size-complex="12pt"/>
    </style:style>
    <style:style style:name="T20" style:parent-style-name="Car.predefinitoparagrafo" style:family="text">
      <style:text-properties fo:font-size="12pt" style:font-size-asian="12pt" style:font-size-complex="12pt"/>
    </style:style>
    <style:style style:name="T21" style:parent-style-name="Car.predefinitoparagrafo" style:family="text">
      <style:text-properties style:font-name="Wingdings" style:font-name-asian="Wingdings" style:font-name-complex="Wingdings" fo:font-size="12pt" style:font-size-asian="12pt" style:font-size-complex="12pt"/>
    </style:style>
    <style:style style:name="T22" style:parent-style-name="Car.predefinitoparagrafo" style:family="text">
      <style:text-properties fo:font-size="12pt" style:font-size-asian="12pt" style:font-size-complex="12pt"/>
    </style:style>
    <style:style style:name="T23" style:parent-style-name="Car.predefinitoparagrafo" style:family="text">
      <style:text-properties fo:font-size="12pt" style:font-size-asian="12pt" style:font-size-complex="12pt"/>
    </style:style>
    <style:style style:name="T24" style:parent-style-name="Car.predefinitoparagrafo" style:family="text">
      <style:text-properties fo:font-size="12pt" style:font-size-asian="12pt" style:font-size-complex="12pt"/>
    </style:style>
    <style:style style:name="T25" style:parent-style-name="Car.predefinitoparagrafo" style:family="text">
      <style:text-properties style:font-name="Wingdings" style:font-name-asian="Wingdings" style:font-name-complex="Wingdings" fo:font-size="12pt" style:font-size-asian="12pt" style:font-size-complex="12pt"/>
    </style:style>
    <style:style style:name="T26" style:parent-style-name="Car.predefinitoparagrafo" style:family="text">
      <style:text-properties fo:font-size="12pt" style:font-size-asian="12pt" style:font-size-complex="12pt"/>
    </style:style>
    <style:style style:name="T27" style:parent-style-name="Car.predefinitoparagrafo" style:family="text">
      <style:text-properties fo:font-size="12pt" style:font-size-asian="12pt" style:font-size-complex="12pt"/>
    </style:style>
    <style:style style:name="T28" style:parent-style-name="Car.predefinitoparagrafo" style:family="text">
      <style:text-properties style:font-name="Wingdings" style:font-name-asian="Wingdings" style:font-name-complex="Wingdings" fo:font-size="12pt" style:font-size-asian="12pt" style:font-size-complex="12pt"/>
    </style:style>
    <style:style style:name="T29" style:parent-style-name="Car.predefinitoparagrafo" style:family="text">
      <style:text-properties fo:font-size="12pt" style:font-size-asian="12pt" style:font-size-complex="12pt"/>
    </style:style>
    <style:style style:name="P30" style:parent-style-name="Normale" style:family="paragraph">
      <style:text-properties fo:font-size="12pt" style:font-size-asian="12pt" style:font-size-complex="12pt"/>
    </style:style>
    <style:style style:name="P31" style:parent-style-name="Normale" style:family="paragraph">
      <style:text-properties fo:font-size="16pt" style:font-size-asian="16pt" style:font-size-complex="16pt"/>
    </style:style>
    <style:style style:name="P32" style:parent-style-name="Normale" style:family="paragraph">
      <style:text-properties fo:font-size="16pt" style:font-size-asian="16pt" style:font-size-complex="16pt"/>
    </style:style>
    <style:style style:name="P33" style:parent-style-name="Normale" style:family="paragraph">
      <style:text-properties fo:font-size="12pt" style:font-size-asian="12pt" style:font-size-complex="12pt"/>
    </style:style>
    <style:style style:name="P34" style:parent-style-name="Normale" style:family="paragraph">
      <style:text-properties fo:font-size="12pt" style:font-size-asian="12pt" style:font-size-complex="12pt"/>
    </style:style>
    <style:style style:name="P35" style:parent-style-name="Normale" style:family="paragraph">
      <style:text-properties fo:font-size="12pt" style:font-size-asian="12pt" style:font-size-complex="12pt"/>
    </style:style>
    <style:style style:name="P36" style:parent-style-name="Normale" style:family="paragraph">
      <style:text-properties fo:font-size="12pt" style:font-size-asian="12pt" style:font-size-complex="12pt"/>
    </style:style>
    <style:style style:name="P37" style:parent-style-name="Normale" style:family="paragraph">
      <style:text-properties fo:font-size="12pt" style:font-size-asian="12pt" style:font-size-complex="12pt"/>
    </style:style>
    <style:style style:name="P38" style:parent-style-name="Normale" style:family="paragraph">
      <style:text-properties fo:font-size="12pt" style:font-size-asian="12pt" style:font-size-complex="12pt"/>
    </style:style>
    <style:style style:name="P39" style:parent-style-name="Normale" style:family="paragraph">
      <style:text-properties fo:font-size="12pt" style:font-size-asian="12pt" style:font-size-complex="12pt"/>
    </style:style>
    <style:style style:name="P40" style:parent-style-name="Normale" style:family="paragraph">
      <style:text-properties fo:font-size="12pt" style:font-size-asian="12pt" style:font-size-complex="12pt"/>
    </style:style>
    <style:style style:name="P41" style:parent-style-name="Normale" style:family="paragraph">
      <style:text-properties fo:font-size="12pt" style:font-size-asian="12pt" style:font-size-complex="12pt"/>
    </style:style>
    <style:style style:name="P42" style:parent-style-name="Normale" style:family="paragraph">
      <style:text-properties fo:font-size="12pt" style:font-size-asian="12pt" style:font-size-complex="12pt"/>
    </style:style>
    <style:style style:name="P43" style:parent-style-name="Normale" style:family="paragraph">
      <style:text-properties fo:font-size="12pt" style:font-size-asian="12pt" style:font-size-complex="12pt"/>
    </style:style>
    <style:style style:name="P44" style:parent-style-name="Normale" style:family="paragraph">
      <style:text-properties fo:font-size="12pt" style:font-size-asian="12pt" style:font-size-complex="12pt"/>
    </style:style>
    <style:style style:name="P45" style:parent-style-name="Normale" style:family="paragraph">
      <style:text-properties fo:font-size="12pt" style:font-size-asian="12pt" style:font-size-complex="12pt"/>
    </style:style>
    <style:style style:name="P46" style:parent-style-name="Normale" style:family="paragraph">
      <style:text-properties fo:font-size="12pt" style:font-size-asian="12pt" style:font-size-complex="12pt"/>
    </style:style>
    <style:style style:name="P47" style:parent-style-name="Normale" style:family="paragraph">
      <style:text-properties fo:font-size="12pt" style:font-size-asian="12pt" style:font-size-complex="12pt"/>
    </style:style>
    <style:style style:name="P48" style:parent-style-name="Normale" style:family="paragraph">
      <style:text-properties fo:font-size="12pt" style:font-size-asian="12pt" style:font-size-complex="12pt"/>
    </style:style>
    <style:style style:name="P49" style:parent-style-name="Normale" style:family="paragraph">
      <style:text-properties fo:font-size="12pt" style:font-size-asian="12pt" style:font-size-complex="12pt"/>
    </style:style>
    <style:style style:name="P50" style:parent-style-name="Normale" style:family="paragraph">
      <style:text-properties fo:font-size="12pt" style:font-size-asian="12pt" style:font-size-complex="12pt"/>
    </style:style>
    <style:style style:name="P51" style:parent-style-name="Normale" style:family="paragraph">
      <style:text-properties fo:font-size="12pt" style:font-size-asian="12pt" style:font-size-complex="12pt"/>
    </style:style>
    <style:style style:name="P52" style:parent-style-name="Normale" style:family="paragraph">
      <style:text-properties fo:font-size="16pt" style:font-size-asian="16pt" style:font-size-complex="16pt"/>
    </style:style>
    <style:style style:name="P53" style:parent-style-name="Normale" style:family="paragraph">
      <style:text-properties fo:font-size="12pt" style:font-size-asian="12pt" style:font-size-complex="12pt"/>
    </style:style>
    <style:style style:name="P54" style:parent-style-name="Normale" style:family="paragraph">
      <style:text-properties fo:font-size="12pt" style:font-size-asian="12pt" style:font-size-complex="12pt"/>
    </style:style>
    <style:style style:name="P55" style:parent-style-name="Normale" style:family="paragraph">
      <style:text-properties fo:font-size="12pt" style:font-size-asian="12pt" style:font-size-complex="12pt"/>
    </style:style>
    <style:style style:name="P56" style:parent-style-name="Normale" style:family="paragraph">
      <style:text-properties fo:font-size="12pt" style:font-size-asian="12pt" style:font-size-complex="12pt"/>
    </style:style>
    <style:style style:name="P57" style:parent-style-name="Normale" style:family="paragraph">
      <style:text-properties fo:font-size="12pt" style:font-size-asian="12pt" style:font-size-complex="12pt"/>
    </style:style>
    <style:style style:name="T58" style:parent-style-name="Car.predefinitoparagrafo" style:family="text">
      <style:text-properties fo:font-size="12pt" style:font-size-asian="12pt" style:font-size-complex="12pt"/>
    </style:style>
    <style:style style:name="T59" style:parent-style-name="Car.predefinitoparagrafo" style:family="text">
      <style:text-properties fo:font-size="12pt" style:font-size-asian="12pt" style:font-size-complex="12pt"/>
    </style:style>
    <style:style style:name="T60" style:parent-style-name="Car.predefinitoparagrafo" style:family="text">
      <style:text-properties style:font-name="Consolas" style:font-name-complex="Consolas" fo:color="#000000" fo:font-size="9.5pt" style:font-size-asian="9.5pt" style:font-size-complex="9.5pt"/>
    </style:style>
    <style:style style:name="T61" style:parent-style-name="Car.predefinitoparagrafo" style:family="text">
      <style:text-properties style:font-name-complex="Calibri" fo:color="#000000" fo:font-size="12pt" style:font-size-asian="12pt" style:font-size-complex="12pt"/>
    </style:style>
    <style:style style:name="T62" style:parent-style-name="Car.predefinitoparagrafo" style:family="text">
      <style:text-properties style:font-name-complex="Calibri" fo:color="#000000" fo:font-size="12pt" style:font-size-asian="12pt" style:font-size-complex="12pt"/>
    </style:style>
    <style:style style:name="T63" style:parent-style-name="Car.predefinitoparagrafo" style:family="text">
      <style:text-properties style:font-name="Consolas" style:font-name-complex="Consolas" fo:color="#70AD47" fo:font-size="9.5pt" style:font-size-asian="9.5pt" style:font-size-complex="9.5pt"/>
    </style:style>
    <style:style style:name="T64" style:parent-style-name="Car.predefinitoparagrafo" style:family="text">
      <style:text-properties style:font-name="Consolas" style:font-name-complex="Consolas" fo:color="#000000" fo:font-size="9.5pt" style:font-size-asian="9.5pt" style:font-size-complex="9.5pt"/>
    </style:style>
    <style:style style:name="T65" style:parent-style-name="Car.predefinitoparagrafo" style:family="text">
      <style:text-properties style:font-name="Consolas" style:font-name-complex="Consolas" fo:color="#5B9BD5" fo:font-size="9.5pt" style:font-size-asian="9.5pt" style:font-size-complex="9.5pt"/>
    </style:style>
    <style:style style:name="T66" style:parent-style-name="Car.predefinitoparagrafo" style:family="text">
      <style:text-properties style:font-name="Consolas" style:font-name-complex="Consolas" fo:color="#000000" fo:font-size="9.5pt" style:font-size-asian="9.5pt" style:font-size-complex="9.5pt"/>
    </style:style>
    <style:style style:name="T67" style:parent-style-name="Car.predefinitoparagrafo" style:family="text">
      <style:text-properties style:font-name-complex="Calibri" fo:color="#000000" fo:font-size="12pt" style:font-size-asian="12pt" style:font-size-complex="12pt"/>
    </style:style>
    <style:style style:name="T68" style:parent-style-name="Car.predefinitoparagrafo" style:family="text">
      <style:text-properties style:font-name="Consolas" style:font-name-complex="Consolas" fo:color="#000000" fo:font-size="9.5pt" style:font-size-asian="9.5pt" style:font-size-complex="9.5pt"/>
    </style:style>
    <style:style style:name="T69" style:parent-style-name="Car.predefinitoparagrafo" style:family="text">
      <style:text-properties style:font-name="Consolas" style:font-name-complex="Consolas" fo:color="#5B9BD5" fo:font-size="9.5pt" style:font-size-asian="9.5pt" style:font-size-complex="9.5pt"/>
    </style:style>
    <style:style style:name="T70" style:parent-style-name="Car.predefinitoparagrafo" style:family="text">
      <style:text-properties style:font-name="Consolas" style:font-name-complex="Consolas" fo:color="#000000" fo:font-size="9.5pt" style:font-size-asian="9.5pt" style:font-size-complex="9.5pt"/>
    </style:style>
    <style:style style:name="T71" style:parent-style-name="Car.predefinitoparagrafo" style:family="text">
      <style:text-properties style:font-name="Consolas" style:font-name-complex="Consolas" fo:color="#FFC000" fo:font-size="9.5pt" style:font-size-asian="9.5pt" style:font-size-complex="9.5pt"/>
    </style:style>
    <style:style style:name="T72" style:parent-style-name="Car.predefinitoparagrafo" style:family="text">
      <style:text-properties style:font-name="Consolas" style:font-name-complex="Consolas" fo:color="#000000" fo:font-size="9.5pt" style:font-size-asian="9.5pt" style:font-size-complex="9.5pt"/>
    </style:style>
    <style:style style:name="T73" style:parent-style-name="Car.predefinitoparagrafo" style:family="text">
      <style:text-properties style:font-name="Consolas" style:font-name-complex="Consolas" fo:color="#70AD47" fo:font-size="9.5pt" style:font-size-asian="9.5pt" style:font-size-complex="9.5pt"/>
    </style:style>
    <style:style style:name="T74" style:parent-style-name="Car.predefinitoparagrafo" style:family="text">
      <style:text-properties style:font-name="Consolas" style:font-name-complex="Consolas" fo:color="#000000" fo:font-size="9.5pt" style:font-size-asian="9.5pt" style:font-size-complex="9.5pt"/>
    </style:style>
    <style:style style:name="T75" style:parent-style-name="Car.predefinitoparagrafo" style:family="text">
      <style:text-properties style:font-name="Consolas" style:font-name-complex="Consolas" fo:color="#000000" fo:font-size="12pt" style:font-size-asian="12pt" style:font-size-complex="12pt"/>
    </style:style>
    <style:style style:name="T76" style:parent-style-name="Car.predefinitoparagrafo" style:family="text">
      <style:text-properties style:font-name="Consolas" style:font-name-complex="Consolas" fo:color="#5B9BD5" fo:font-size="9.5pt" style:font-size-asian="9.5pt" style:font-size-complex="9.5pt"/>
    </style:style>
    <style:style style:name="T77" style:parent-style-name="Car.predefinitoparagrafo" style:family="text">
      <style:text-properties style:font-name="Consolas" style:font-name-complex="Consolas" fo:color="#000000" fo:font-size="9.5pt" style:font-size-asian="9.5pt" style:font-size-complex="9.5pt"/>
    </style:style>
    <style:style style:name="T78" style:parent-style-name="Car.predefinitoparagrafo" style:family="text">
      <style:text-properties style:font-name="Consolas" style:font-name-complex="Consolas" fo:color="#FFC000" fo:font-size="9.5pt" style:font-size-asian="9.5pt" style:font-size-complex="9.5pt"/>
    </style:style>
    <style:style style:name="T79" style:parent-style-name="Car.predefinitoparagrafo" style:family="text">
      <style:text-properties style:font-name="Consolas" style:font-name-complex="Consolas" fo:color="#000000" fo:font-size="9.5pt" style:font-size-asian="9.5pt" style:font-size-complex="9.5pt"/>
    </style:style>
    <style:style style:name="T80" style:parent-style-name="Car.predefinitoparagrafo" style:family="text">
      <style:text-properties style:font-name-complex="Calibri" fo:color="#000000" fo:font-size="12pt" style:font-size-asian="12pt" style:font-size-complex="12pt"/>
    </style:style>
    <style:style style:name="T81" style:parent-style-name="Car.predefinitoparagrafo" style:family="text">
      <style:text-properties style:font-name-complex="Calibri" fo:color="#000000" fo:font-size="12pt" style:font-size-asian="12pt" style:font-size-complex="12pt"/>
    </style:style>
    <style:style style:name="P82" style:parent-style-name="Normale" style:family="paragraph">
      <style:text-properties fo:font-size="12pt" style:font-size-asian="12pt" style:font-size-complex="12pt"/>
    </style:style>
    <style:style style:name="P83" style:parent-style-name="Normale" style:family="paragraph">
      <style:text-properties fo:font-size="12pt" style:font-size-asian="12pt" style:font-size-complex="12pt"/>
    </style:style>
  </office:automatic-styles>
  <office:body>
    <office:text text:use-soft-page-breaks="true">
      <text:p text:style-name="P1">Relazione progetto TPSIT Febbraio 2022</text:p>
      <text:p text:style-name="P2"/>
      <text:p text:style-name="P3"/>
      <text:p text:style-name="P4">Struttura base del gioco e funzionamento<text:s/></text:p>
      <text:p text:style-name="P5">Minimo 3 giocatori, ogni giocatore sarà gestito da 1 bgw;</text:p>
      <text:p text:style-name="P6">2 bottoni: start e stop che avviano e fermano la partita in qualsiasi momento<text:s/>(opzionale un bottone resume per continuare la partita dopo aver premuto stop);</text:p>
      <text:p text:style-name="P7">Ogni giocatore attacca nel proprio turno una torre nemica (casuale o non), togliendo 1 punto vita in caso di attacco andato a segno.</text:p>
      <text:p text:style-name="P8">Le torri avranno tutte gli stessi punti vita e quando una torre non ha più vita essa non può più attaccare; vince l’ultima torre ad avere ancora punti vita.</text:p>
      <text:p text:style-name="P9">Per organizzare i turni e capire quando ogni torre deve attaccare consideravo di utilizzare il comando lock, creando prima una classe “Torre”<text:s/>con i seguenti attributi:<text:s/></text:p>
      <text:p text:style-name="Normale"><text:span text:style-name="T10">-PS<text:s/></text:span><text:span text:style-name="T11"></text:span><text:span text:style-name="T12"><text:s/>punti salute (int)</text:span></text:p>
      <text:p text:style-name="Normale"><text:span text:style-name="T13">-ID<text:s/></text:span><text:span text:style-name="T14"></text:span><text:span text:style-name="T15">numero del giocatore (es: G1, G2…) (string)</text:span></text:p>
      <text:p text:style-name="Normale"><text:span text:style-name="T16">-Turno<text:s/></text:span><text:span text:style-name="T17"></text:span><text:span text:style-name="T18"><text:s/>una variabile di tipo bool che diventa true quando è il turno del giocatore.</text:span></text:p>
      <text:p text:style-name="P19">Ed i seguenti metodi:</text:p>
      <text:p text:style-name="Normale"><text:span text:style-name="T20">-IsMyTurn<text:s/></text:span><text:span text:style-name="T21"></text:span><text:span text:style-name="T22"><text:s/>dove verifica se è il proprio turno</text:span><text:span text:style-name="T23"><text:s/>e che cambia lo stato di Turno;</text:span></text:p>
      <text:p text:style-name="Normale"><text:span text:style-name="T24">-HealtPoints<text:s/></text:span><text:span text:style-name="T25"></text:span><text:span text:style-name="T26">dove verifica se i suoi punti salute sono &gt;=1</text:span></text:p>
      <text:p text:style-name="Normale"><text:span text:style-name="T27">-Attack<text:s/></text:span><text:span text:style-name="T28"></text:span><text:span text:style-name="T29"><text:s/>il metodo attraverso il quale sceglie una torre casuale (attraverso un random) contro la quale utilizzare il suo attacco.</text:span></text:p>
      <text:p text:style-name="P30">Ad ogni turno la torre<text:s/>dovrà verificare di avere ancora i PS &gt;=1 e che sia il proprio turno per attaccare.<text:tab/></text:p>
      <text:p text:style-name="P31"/>
      <text:p text:style-name="P32">Svolgimento</text:p>
      <text:p text:style-name="P33">Una volta creata la classe torre è stato necessario aggiungere agli attributi anche una picturebox, in modo da gestire anche la parte grafica. Solamente l’attributo PS ha get e set pubblici, mentre tutti gli altri hanno solo la proprietà get, poiché per ora non mi sembra essenziale poterli modificare al difuori della classe.</text:p>
      <text:p text:style-name="P34">Il bottone start crea le torri (per ora solo 3, successivamente farò dei tentativi per<text:s/>rendere il numero di giocatori selezionabile entro un massimo di 6) e assegna ognuna ad un backgroundworker.</text:p>
      <text:soft-page-break/>
      <text:p text:style-name="P35">Per verificare a chi è rivolto l’attacco sono costretto ad utilizzare una variabile globale chiamata Attaccato (int), la quale verrà messa a confronto in ogni DoWork con l’id della propria torre, e in caso di corrispondenza i ps verranno diminuiti di 1. Il metodo Attack si è rivelato inutile, quindi ho deciso di rimuoverlo.</text:p>
      <text:p text:style-name="P36">Nel ProgressChanged stampo su una label se l’attacco è andato a segno o non è<text:s/>andato a segno: nel caso in cui il valore di Attaccato generato nel DoWork risulti ad essere uguale all’id della torre che lo ha generato si ha un attacco mancato. Ho deciso di utilizzare questo metodo perché sarebbe risultato molto più complicato obbligare ogni torre a scegliere tra 2 id specifici; in questo modo aggiungo del realismo al gioco, dando una probabilità di riuscita dell’attacco (intorno al 66%).</text:p>
      <text:p text:style-name="P37">Ho deciso di togliere il metodo HealtPoints e di utilizzare direttamente la variabile PS per stabilire quando una torre è ancora in gioco.</text:p>
      <text:p text:style-name="P38">Sto avendo molti problemi con la creazione del turno, sto utilizzando la lock con argomento un oggetto “t “di tipo Torre, in modo da permettere a singoli thread di eseguire la parte di codice che consiste nel turno.</text:p>
      <text:p text:style-name="P39">Ho aggiunto un attributo ProgressBar “pb” alla classe torre, in modo da visualizzare i punti salute di ogni torre.</text:p>
      <text:p text:style-name="P40">Ho risolto i problemi riguardanti la creazione del turno, ma ora sto riscontrando un problema che fatico a comprendere con le ProgressBar: se mando in esecuzione il progetto con il tasto “Avvia” le ProgressBar non vengono mai modificate, nonostante i PS vengano sottratti; mentre se eseguo il progetto attraverso il Debug, e quindi con il posizionamento di un breakpoint, le ProgressBar funzionano correttamente; ho provato anche ad inserire numerosi Thread.Sleep() di diverse durate, ma il problema persiste ancora.</text:p>
      <text:p text:style-name="P41">Dopo vari tentativi, sono riuscito a risolvere il problema descritto in precedenza nel modo seguente:</text:p>
      <text:p text:style-name="P42">-Per prima cosa ho<text:s/>trasformato la variabile globale Attaccato in un array di grandezza pari a 4 (versione con 3 torri).</text:p>
      <text:p text:style-name="P43">-Successivamente ho creato una nuova variabile di tipo int “atk”, la quale attraverso un random sceglierà il bersaglio da attaccare che avrà id corrispondente al valore in posizione Attaccato[atk].</text:p>
      <text:p text:style-name="P44">-Infine, completando l’esercizio svolto in classe riguardante la lock, ho provato a mettere come argomento di quest’ultima l’array Attaccato, riuscendo così ad avere un turno più fluido e risolvendo il problema riguardante le ProgressBar.<text:s/></text:p>
      <text:p text:style-name="P45">Come miglioramento molto semplice avevo in mente di creare delle textBox che visualizzassero l’attaccante e l’attaccato, in modo da rendere più comprensibile lo svolgimento del turno; le textbox visualizzano “Torre” +ID.toString() quando l’attacco va a segno, mentre visualizzano “MANCATO” quando l’attacco va a vuoto.</text:p>
      <text:p text:style-name="P46">Voglio sviluppare un menù: premendo un tasto “PAUSE”, che metterà in pausa il gioco, dovrà comparire un bottone chiamato “RESUME”, che quando premuto farà riprendere<text:s/>il gioco da dove si era fermato.</text:p>
      <text:p text:style-name="P47">Dopo vari tentativi falliti ho deciso che non implementerò un menù, ma un tasto “RESTART” che premuto in un momento casuale a partita iniziata, farà ripartire il gioco da capo.</text:p>
      <text:soft-page-break/>
      <text:p text:style-name="P48">Ho creato il metodo “ResetDelGioco” che mi permette di resettare tutte le variabili e il metodo “StartDelGioco”, il quale avvia il gioco, creando le torri e assegnandole ai bgw; questi due metodi sopraelencati dovranno comporre il tasto RESTART.</text:p>
      <text:p text:style-name="P49">Il secondo metodo funziona correttamente, mentre nel primo sto riscontrando problemi a cancellare i bgw.<text:s/></text:p>
      <text:p text:style-name="P50">Il tasto RESTART funziona correttamente solo se prima viene premuto il pulsante STOP, il quale stoppa i bgw, che successivamente verranno riavviati.</text:p>
      <text:p text:style-name="P51"/>
      <text:p text:style-name="P52">Modifiche finali e problemi riscontrati</text:p>
      <text:p text:style-name="P53"/>
      <text:p text:style-name="P54">Un’ ultima modifica che volevo applicare al gioco era aggiungere una schermata iniziale (Form) con un bottone “AvviaGioco” che<text:s/>farà aprire il Form del gioco.<text:s/>Inoltre, ci sarà una toolStripBar con i dettagli del gioco e un pulsante “info” che farà aprire una pagina di wikipedia riguardo i tower defense.</text:p>
      <text:p text:style-name="P55">Riguardo ai problemi, quelli che sono riuscito a risolvere, sono stati già<text:s/>spiegati in dettaglio in precedenza, mentre molti altri problemi li ho “evitati” non implementando i pezzi di codice “problematici”.</text:p>
      <text:p text:style-name="P56">Ad esempio, il Menù che si sarebbe dovuto aprire tramite bottone ho deciso di non implementarlo, perché nonostante avessi effettuato numerose ricerche non ho trovato un metodo valido da implementare nel DoWork delle torri per verificare se un Windows Form è aperto, in modo da far saltare il turno alle torri finché il Menù è aperto.</text:p>
      <text:p text:style-name="P57">Un’ulteriore cosa che non sono riuscito ad implementare è stata la possibilità di selezionare il numero di giocatori perché non sono stato in grado di generalizzare al massimo il codice, più precisamente la verifica della vittoria e il metodo per avviare il gioco.</text:p>
      <text:p text:style-name="Normale"><text:span text:style-name="T58">La problematica più complicata che h</text:span><text:span text:style-name="T59">o riscontrato è stata quando ho tentato di implementare il metodo “HitEffect”, cioè un metodo che fa apparire un effetto visivo sulla torre quando viene attaccata; per creare questo effetto avevo implementato</text:span><text:span text:style-name="T60"><text:s/>System.Drawing.Imaging<text:s/></text:span><text:span text:style-name="T61">in modo da poter utilizz</text:span><text:span text:style-name="T62">are gli oggetti di tipo BitMap (</text:span><text:span text:style-name="T63">Bitmap</text:span><text:span text:style-name="T64"><text:s/></text:span><text:span text:style-name="T65">myBitMap</text:span><text:span text:style-name="T66">)</text:span><text:span text:style-name="T67">, i quali grazie ai metodi<text:s/></text:span><text:span text:style-name="T68"><text:s/></text:span><text:span text:style-name="T69">myBitMap</text:span><text:span text:style-name="T70">.</text:span><text:span text:style-name="T71">MakeTransparent</text:span><text:span text:style-name="T72">(</text:span><text:span text:style-name="T73">Color</text:span><text:span text:style-name="T74">)<text:s/></text:span><text:span text:style-name="T75">e<text:s/></text:span><text:span text:style-name="T76">myBitMap</text:span><text:span text:style-name="T77">.</text:span><text:span text:style-name="T78">GetPixel</text:span><text:span text:style-name="T79">(x, y)<text:s/></text:span><text:span text:style-name="T80">rendono possibile far diventare un certo colore dell’immagine (quello che ritorna dal metodo GetPixel)<text:s/></text:span><text:span text:style-name="T81">trasparente, e quindi far apparire solo la parte desiderata di immagine. Ho provato ad applicare questo procedimento ad un’immagine con sfondo bianco, ma il metodo GetPixel non riusciva a leggere nessun colore e quindi rendendo MakeTransparent inutile.</text:span></text:p>
      <text:p text:style-name="Normale"/>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Pagliarini</meta:initial-creator>
    <dc:creator>Tommaso Pagliarini</dc:creator>
    <meta:creation-date>2022-01-05T10:41:00Z</meta:creation-date>
    <dc:date>2022-02-14T15:15:00Z</dc:date>
    <meta:template xlink:href="Normal" xlink:type="simple"/>
    <meta:editing-cycles>6</meta:editing-cycles>
    <meta:editing-duration>PT657420S</meta:editing-duration>
    <meta:document-statistic meta:page-count="3" meta:paragraph-count="14" meta:word-count="1112" meta:character-count="7440" meta:row-count="52" meta:non-whitespace-character-count="6342"/>
  </office:meta>
</office:document-meta>
</file>